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382.51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99pt" fo:break-before="auto" style:use-optimal-row-height="true"/>
    </style:style>
    <style:style style:name="ro29" style:family="table-row">
      <style:table-row-properties style:row-height="90pt" fo:break-before="auto" style:use-optimal-row-height="true"/>
    </style:style>
    <style:style style:name="ro30" style:family="table-row">
      <style:table-row-properties style:row-height="23.84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45.01pt" fo:break-before="auto" style:use-optimal-row-height="true"/>
    </style:style>
    <style:style style:name="ro33" style:family="table-row">
      <style:table-row-properties style:row-height="35.04pt" fo:break-before="auto" style:use-optimal-row-height="true"/>
    </style:style>
    <style:style style:name="ro34" style:family="table-row">
      <style:table-row-properties style:row-height="146.24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0"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65" style:family="table-cell" style:parent-style-name="Default">
      <style:table-cell-properties fo:background-color="#fff9ae" fo:wrap-option="wrap" fo:border="0.06pt solid #000000" style:vertical-align="top"/>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85"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bold"/>
    </style:style>
    <style:style style:name="T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style:font-name="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fo:font-style="normal" style:font-style-asian="normal" style:font-style-complex="normal"/>
    </style:style>
    <style:style style:name="T11"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39"/>
        <table:table-column table:style-name="co5" table:default-cell-style-name="ce39"/>
        <table:table-column table:style-name="co6" table:default-cell-style-name="ce39"/>
        <table:table-column table:style-name="co7" table:default-cell-style-name="ce39"/>
        <table:table-column table:style-name="co8" table:default-cell-style-name="ce39"/>
        <table:table-column table:style-name="co9" table:default-cell-style-name="ce60"/>
        <table:table-column table:style-name="co10" table:default-cell-style-name="ce39"/>
        <table:table-column table:style-name="co11" table:default-cell-style-name="ce39"/>
        <table:table-column table:style-name="co12" table:default-cell-style-name="ce85"/>
        <table:table-column table:style-name="co13" table:default-cell-style-name="ce39"/>
        <table:table-column table:style-name="co14" table:default-cell-style-name="ce41"/>
        <table:table-column table:style-name="co13" table:default-cell-style-name="ce41"/>
        <table:table-column table:style-name="co15" table:default-cell-style-name="ce41"/>
        <table:table-column table:style-name="co13" table:default-cell-style-name="ce41"/>
        <table:table-column table:style-name="co16" table:default-cell-style-name="ce41"/>
        <table:table-column table:style-name="co13" table:default-cell-style-name="ce41"/>
        <table:table-column table:style-name="co17" table:default-cell-style-name="ce41"/>
        <table:table-column table:style-name="co13" table:default-cell-style-name="ce41"/>
        <table:table-column table:style-name="co15" table:default-cell-style-name="ce41"/>
        <table:table-column table:style-name="co10" table:number-columns-repeated="17" table:default-cell-style-name="ce41"/>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1"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1" table:number-columns-repeated="2"/>
          <table:table-cell table:style-name="ce29" office:value-type="string" calcext:value-type="string" table:number-columns-spanned="3" table:number-rows-spanned="1">
            <text:p>Vmware</text:p>
            <text:p>16 CPU</text:p>
            <text:p>64GB RAM</text:p>
          </table:table-cell>
          <table:covered-table-cell table:style-name="ce5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1">Vmware (vzdialený server)</text:span></text:p>
            <text:p><text:span text:style-name="T11">4 CPU</text:span></text:p>
            <text:p><text:span text:style-name="T11">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9" office:value-type="string" calcext:value-type="string">
            <text:p>Spôsob virtualizácie</text:p>
          </table:table-cell>
          <table:table-cell table:style-name="ce29" office:value-type="string" calcext:value-type="string">
            <text:p>Predvolené prihlasovacie údaje</text:p>
          </table:table-cell>
          <table:table-cell table:style-name="ce29" office:value-type="string" calcext:value-type="string">
            <text:p>Systémové požiadavky (CPU, RAM)</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39"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1">-prihlasovacie udaje pre admin ucet sa zadavaju pri prvom spusteni</text:span></text:p>
            <text:p><text:span text:style-name="T1">-pre jednoduchost mozeme zadat</text:span></text:p>
            <text:p/>
            <text:p><text:span text:style-name="T1">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4"><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4"><text:a xlink:href="https://nbctcp.wordpress.com/2015/07/02/unetlab-installation-on-esxi/" xlink:type="simple">https://nbctcp.wordpress.com/2015/07/02/unetlab-installation-on-esxi/</text:a></text:span></text:p>
            <text:p><text:span text:style-name="T1">(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1">-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5">(</text:span>PRS2 semestralka<text:span text:style-name="T5">)</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1">-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4"><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1">-treba pre istotu spravit viac pouzivatelskych uctov, inak sa nemusime prihlasit ako root po nastaveni commit hesla [login failed], a zostaneme vymknuty)</text:span></text:p>
            <text:p><text:span text:style-name="T1">-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1">-Na commit konfiguracnych zmien je potrebne heslo. Pre jednoduchost mozeme zadat heslo:</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1">-Na commit konfiguracnych zmien je potrebne heslo. Pre jednoduchost mozeme zadat heslo (na VCP):</text:span></text:p>
            <text:p/>
            <text:p><text:span text:style-name="T1">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1">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4"><text:a xlink:href="https://www.radware.com/resources/softwaredownloads/network-admin-software/" xlink:type="simple">https://www.radware.com/resources/softwaredownloads/network-admin-software/</text:a></text:span></text:p>
            <text:p>resp. </text:p>
            <text:p><text:span text:style-name="T4"><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4"><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3"/>
          <table:table-cell table:style-name="ce236"/>
          <table:table-cell table:style-name="ce65"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3"/>
          <table:table-cell table:style-name="ce236"/>
          <table:table-cell table:style-name="ce65"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1" table:number-columns-repeated="2"/>
          <table:table-cell table:style-name="ce41" office:value-type="string" calcext:value-type="string">
            <text:p>telnet</text:p>
          </table:table-cell>
          <table:table-cell/>
          <table:table-cell table:style-name="ce248" office:value-type="string" calcext:value-type="string">
            <text:p>OTESTOVAT</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1">-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Debian-9-XFCE_20171209 (lokalne)</text:p>
            <text:p>=&gt; linux-debian-9.3.0-x64-xfce (na serveri)</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1">gpasswd -a user wireshark</text:span></text:p>
            <text:p><text:span text:style-name="T1"/></text:p>
            <text:p><text:span text:style-name="T6">-Na zaciatku som dal virtualke 100 GB disk. Trvalo by skoro 2 dni, kym by som ho odoslal na server. Preto som sa ho rozhodol zmensit prikazmi na</text:span></text:p>
            <text:p><text:span text:style-name="T6"/></text:p>
            <text:p><text:span text:style-name="T7"><text:a xlink:href="https://pve.proxmox.com/wiki/Shrink_Qcow2_Disk_Files" xlink:type="simple">https://pve.proxmox.com/wiki/Shrink_Qcow2_Disk_Files</text:a></text:span></text:p>
            <text:p><text:span text:style-name="T8">(hladat “Shrink the Disk File”)</text:span></text:p>
            <text:p><text:span text:style-name="T8"/></text:p>
            <text:p><text:span text:style-name="T4">mv debian.qcow2 debian.qcow2.backup</text:span></text:p>
            <text:p><text:span text:style-name="T9">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0">adresari /opt/unetlab/addons/qemu/</text:span></text:p>
            <text:p/>
            <text:p><text:span text:style-name="T1">-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1">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1">-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2">-Pridanie zariadenia</text:span></text:p>
            <text:p/>
            <text:p/>
            <text:p><text:span text:style-name="T2">-Nainstalovane VIRTIO ovladace pre vyssi vykon disku, sietovych zariadeni a celkovy vykon systemu</text:span></text:p>
            <text:p><text:span text:style-name="T2"><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1" office:value-type="string" calcext:value-type="string">
            <text:p>cloud/cloud</text:p>
          </table:table-cell>
          <table:table-cell table:style-name="ce41"/>
          <table:table-cell table:style-name="ce4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1" office:value-type="string" calcext:value-type="string">
            <text:p>cloud/cloud</text:p>
          </table:table-cell>
          <table:table-cell table:style-name="ce41"/>
          <table:table-cell table:style-name="ce4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1" office:value-type="string" calcext:value-type="string">
            <text:p>cloud/cloud</text:p>
          </table:table-cell>
          <table:table-cell table:style-name="ce41"/>
          <table:table-cell table:style-name="ce4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0">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1"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1" table:number-columns-repeated="3"/>
          <table:table-cell table:style-name="ce50"/>
          <table:table-cell/>
          <table:table-cell table:style-name="ce194"/>
          <table:table-cell table:number-columns-repeated="2"/>
          <table:table-cell table:style-name="ce50"/>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1"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07:17:16.791071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6T19:22:08.110181823</dc:date>
    <meta:editing-duration>P16DT9H37M52S</meta:editing-duration>
    <meta:editing-cycles>500</meta:editing-cycles>
    <meta:generator>LibreOffice/6.0.0.3$Linux_X86_64 LibreOffice_project/00m0$Build-3</meta:generator>
    <meta:document-statistic meta:table-count="1" meta:cell-count="805" meta:object-count="0"/>
  </office:meta>
</office:document-meta>
</file>